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6000000DC37F023D6854BA764.png" manifest:media-type="image/png"/>
  <manifest:file-entry manifest:full-path="Pictures/100000000000071000000600B75B534CDF1EC6D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5.8827in" draw:z-index="0"><draw:image xlink:href="Pictures/100000000000071000000600B75B534CDF1EC6D1.jpg" xlink:type="simple" xlink:show="embed" xlink:actuate="onLoad"/></draw:frame></text:p>
      <text:p text:style-name="Standard"/>
      <text:p text:style-name="Standard"><draw:frame draw:style-name="fr2" draw:name="Image2" text:anchor-type="paragraph" svg:width="4.8299in" svg:height="2.3402in" draw:z-index="1"><draw:image xlink:href="Pictures/10000201000001C6000000DC37F023D6854BA7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8:45:30.486514754</meta:creation-date>
    <dc:date>2016-08-25T18:48:55.749470110</dc:date>
    <meta:editing-duration>PT3M2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0.6.2$Linux_X86_64 LibreOffice_project/00$Build-2</meta:generator>
  </office:meta>
</office:document-meta>
</file>